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1.189cm" style:rel-column-width="674*"/>
    </style:style>
    <style:style style:name="Tabella2.B" style:family="table-column">
      <style:table-column-properties style:column-width="1.773cm" style:rel-column-width="1005*"/>
    </style:style>
    <style:style style:name="Tabella2.E" style:family="table-column">
      <style:table-column-properties style:column-width="0.503cm" style:rel-column-width="285*"/>
    </style:style>
    <style:style style:name="Tabella2.F" style:family="table-column">
      <style:table-column-properties style:column-width="0.582cm" style:rel-column-width="330*"/>
    </style:style>
    <style:style style:name="Tabella2.G" style:family="table-column">
      <style:table-column-properties style:column-width="0.714cm" style:rel-column-width="405*"/>
    </style:style>
    <style:style style:name="Tabella2.H" style:family="table-column">
      <style:table-column-properties style:column-width="2.376cm" style:rel-column-width="1347*"/>
    </style:style>
    <style:style style:name="Tabella2.I" style:family="table-column">
      <style:table-column-properties style:column-width="2.302cm" style:rel-column-width="1305*"/>
    </style:style>
    <style:style style:name="Tabella2.J" style:family="table-column">
      <style:table-column-properties style:column-width="2.408cm" style:rel-column-width="1365*"/>
    </style:style>
    <style:style style:name="Tabella2.K" style:family="table-column">
      <style:table-column-properties style:column-width="1.296cm" style:rel-column-width="735*"/>
    </style:style>
    <style:style style:name="Tabella2.L" style:family="table-column">
      <style:table-column-properties style:column-width="3.096cm" style:rel-column-width="1755*"/>
    </style:style>
    <style:style style:name="Tabella2.M" style:family="table-column">
      <style:table-column-properties style:column-width="2.697cm" style:rel-column-width="1529*"/>
    </style:style>
    <style:style style:name="Tabella2.N" style:family="table-column">
      <style:table-column-properties style:column-width="1.799cm" style:rel-column-width="1020*"/>
    </style:style>
    <style:style style:name="Tabella2.O" style:family="table-column">
      <style:table-column-properties style:column-width="2.106cm" style:rel-column-width="1194*"/>
    </style:style>
    <style:style style:name="Tabella2.P" style:family="table-column">
      <style:table-column-properties style:column-width="2.113cm" style:rel-column-width="1198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K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K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P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none" fo:border-top="none" fo:border-bottom="0.05pt solid #000000"/>
    </style:style>
    <style:style style:name="Tabella2.G4" style:family="table-cell">
      <style:table-cell-properties fo:background-color="transparent" fo:padding="0cm" fo:border="0.05pt solid #000000">
        <style:background-image/>
      </style:table-cell-properties>
    </style:style>
    <style:style style:name="Tabella2.5" style:family="table-row">
      <style:table-row-properties style:min-row-height="0.22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0.909cm" table:align="margins"/>
    </style:style>
    <style:style style:name="Tabella1.A" style:family="table-column">
      <style:table-column-properties style:column-width="0.688cm" style:rel-column-width="390*"/>
    </style:style>
    <style:style style:name="Tabella1.B" style:family="table-column">
      <style:table-column-properties style:column-width="2.408cm" style:rel-column-width="1365*"/>
    </style:style>
    <style:style style:name="Tabella1.C" style:family="table-column">
      <style:table-column-properties style:column-width="2.302cm" style:rel-column-width="1305*"/>
    </style:style>
    <style:style style:name="Tabella1.D" style:family="table-column">
      <style:table-column-properties style:column-width="3.112cm" style:rel-column-width="1764*"/>
    </style:style>
    <style:style style:name="Tabella1.E" style:family="table-column">
      <style:table-column-properties style:column-width="12.4cm" style:rel-column-width="7029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2.4cm" table:align="margins"/>
    </style:style>
    <style:style style:name="Tabella3.A" style:family="table-column">
      <style:table-column-properties style:column-width="1.226cm" style:rel-column-width="6475*"/>
    </style:style>
    <style:style style:name="Tabella3.B" style:family="table-column">
      <style:table-column-properties style:column-width="2.93cm" style:rel-column-width="15483*"/>
    </style:style>
    <style:style style:name="Tabella3.C" style:family="table-column">
      <style:table-column-properties style:column-width="2.554cm" style:rel-column-width="13498*"/>
    </style:style>
    <style:style style:name="Tabella3.D" style:family="table-column">
      <style:table-column-properties style:column-width="1.702cm" style:rel-column-width="8999*"/>
    </style:style>
    <style:style style:name="Tabella3.E" style:family="table-column">
      <style:table-column-properties style:column-width="1.993cm" style:rel-column-width="10534*"/>
    </style:style>
    <style:style style:name="Tabella3.F" style:family="table-column">
      <style:table-column-properties style:column-width="1.995cm" style:rel-column-width="10546*"/>
    </style:style>
    <style:style style:name="Tabella3.A1" style:family="table-cell">
      <style:table-cell-properties fo:background-color="transparent" fo:padding="0.097cm" fo:border="0.05pt solid #000000">
        <style:background-image/>
      </style:table-cell-properties>
    </style:style>
    <style:style style:name="Tabel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F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a5c0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a887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9e0e8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232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ab6d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0c50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e83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a232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8fb24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908f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a3310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9522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0f3f20" officeooo:paragraph-rsid="00a701c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0f3f20" officeooo:paragraph-rsid="00a232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fb24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08f7e" officeooo:paragraph-rsid="00908f7e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c0ea" officeooo:paragraph-rsid="00a5c0ea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37" style:family="paragraph" style:parent-style-name="Table_20_Contents">
      <style:paragraph-properties fo:margin-top="0cm" fo:margin-bottom="0cm" loext:contextual-spacing="tru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rsid="000f3f20" officeooo:paragraph-rsid="00a3310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afc54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3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header-rows>
          <table:table-row>
            <table:table-cell table:style-name="Tabella2.A1" table:number-rows-spanned="2" office:value-type="string">
              <text:p text:style-name="P26">Padre</text:p>
            </table:table-cell>
            <table:table-cell table:style-name="Tabella2.A1" table:number-rows-spanned="2" office:value-type="string">
              <text:p text:style-name="P26">OC</text:p>
            </table:table-cell>
            <table:table-cell table:style-name="Tabella2.A1" table:number-rows-spanned="2" office:value-type="string">
              <text:p text:style-name="P26">Mag.</text:p>
            </table:table-cell>
            <table:table-cell table:style-name="Tabella2.A1" table:number-rows-spanned="2" office:value-type="string">
              <text:p text:style-name="P26">Da fare</text:p>
            </table:table-cell>
            <table:table-cell table:style-name="Tabella2.A1" table:number-rows-spanned="2" office:value-type="string">
              <text:p text:style-name="P26">Neg</text:p>
            </table:table-cell>
            <table:table-cell table:style-name="Tabella2.A1" table:number-rows-spanned="2" office:value-type="string">
              <text:p text:style-name="P27">DB</text:p>
            </table:table-cell>
            <table:table-cell table:style-name="Tabella2.G1" table:number-columns-spanned="4" office:value-type="string">
              <text:p text:style-name="P27">Semilavorati</text:p>
            </table:table-cell>
            <table:covered-table-cell/>
            <table:covered-table-cell/>
            <table:covered-table-cell/>
            <table:table-cell table:style-name="Tabella2.K1" table:number-columns-spanned="6" office:value-type="string">
              <text:p text:style-name="P28">Componen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2.G2" office:value-type="string">
              <text:p text:style-name="P29">#</text:p>
            </table:table-cell>
            <table:table-cell table:style-name="Tabella2.G2" office:value-type="string">
              <text:p text:style-name="P30">Codice</text:p>
            </table:table-cell>
            <table:table-cell table:style-name="Tabella2.G2" office:value-type="string">
              <text:p text:style-name="P31">Fabb. <text:span text:style-name="T4">SL</text:span>.*</text:p>
            </table:table-cell>
            <table:table-cell table:style-name="Tabella2.G2" office:value-type="string">
              <text:p text:style-name="P32">Magazzino</text:p>
            </table:table-cell>
            <table:table-cell table:style-name="Tabella2.K2" office:value-type="string">
              <text:p text:style-name="P29">#</text:p>
            </table:table-cell>
            <table:table-cell table:style-name="Tabella2.K2" office:value-type="string">
              <text:p text:style-name="P33">Tubo</text:p>
            </table:table-cell>
            <table:table-cell table:style-name="Tabella2.K2" office:value-type="string">
              <text:p text:style-name="P35">Fabb. <text:span text:style-name="T4">Comp.*</text:span></text:p>
            </table:table-cell>
            <table:table-cell table:style-name="Tabella2.K2" office:value-type="string">
              <text:p text:style-name="P34">Mag.</text:p>
            </table:table-cell>
            <table:table-cell table:style-name="Tabella2.K2" office:value-type="string">
              <text:p text:style-name="P34">OF</text:p>
            </table:table-cell>
            <table:table-cell table:style-name="Tabella2.P2" office:value-type="string">
              <text:p text:style-name="P36">Proposta</text:p>
            </table:table-cell>
          </table:table-row>
        </table:table-header-rows>
        <table:table-row>
          <table:table-cell table:style-name="Tabella2.A3" table:number-columns-spanned="16" office:value-type="string">
            <text:p text:style-name="P21"><text:text-input text:description="&lt;for each=&quot;(parent, record, hws)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4"><text:placeholder text:placeholder-type="text">&lt;parent&gt;</text:placeholder></text:p>
          </table:table-cell>
          <table:table-cell table:style-name="Tabella2.B4" office:value-type="string">
            <text:p text:style-name="P11"><text:placeholder text:placeholder-type="text">&lt;record[2]&gt;</text:placeholder></text:p>
          </table:table-cell>
          <table:table-cell table:style-name="Tabella2.C4" office:value-type="string">
            <text:p text:style-name="P12"><text:placeholder text:placeholder-type="text">&lt;record[1]&gt;</text:placeholder></text:p>
          </table:table-cell>
          <table:table-cell table:style-name="Tabella2.D4" office:value-type="string">
            <text:p text:style-name="P12"><text:placeholder text:placeholder-type="text">&lt;record[2] - record[1]&gt;</text:placeholder></text:p>
          </table:table-cell>
          <table:table-cell table:style-name="Tabella2.E4" office:value-type="string">
            <text:p text:style-name="P20"><text:placeholder text:placeholder-type="text">&lt;if test="not record[3]"&gt;</text:placeholder><draw:frame draw:style-name="fr1" draw:name="Immagine4" text:anchor-type="as-char" svg:width="0.349cm" svg:height="0.349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3]"&gt;</text:placeholder><draw:frame draw:style-name="fr1" draw:name="Immagine6" text:anchor-type="as-char" svg:width="0.349cm" svg:height="0.3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F4" office:value-type="string">
            <text:p text:style-name="P20"><text:placeholder text:placeholder-type="text">&lt;if test="not record[4]"&gt;</text:placeholder><draw:frame draw:style-name="fr1" draw:name="Immagine5" text:anchor-type="as-char" svg:width="0.349cm" svg:height="0.349cm" draw:z-index="2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4]"&gt;</text:placeholder><draw:frame draw:style-name="fr1" draw:name="Immagine7" text:anchor-type="as-char" svg:width="0.349cm" svg:height="0.3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G4" table:number-columns-spanned="10" office:value-type="string"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column table:style-name="Tabella1.E"/>
              <table:table-row>
                <table:table-cell table:style-name="Tabella1.A1" table:number-columns-spanned="4" office:value-type="string">
                  <text:p text:style-name="P15"><text:placeholder text:placeholder-type="text">&lt;for each="halfwork in hws"&gt;</text:placeholder></text:p>
                </table:table-cell>
                <table:covered-table-cell/>
                <table:covered-table-cell/>
                <table:covered-table-cell/>
                <table:table-cell table:style-name="Tabella1.E1" office:value-type="string">
                  <text:p text:style-name="P25"/>
                </table:table-cell>
              </table:table-row>
              <table:table-row>
                <table:table-cell table:style-name="Tabella1.A2" office:value-type="string">
                  <text:p text:style-name="P18"><text:placeholder text:placeholder-type="text">&lt;get_hw(halfwork)[2].get((parent, halfwork), '?')&gt;</text:placeholder></text:p>
                </table:table-cell>
                <table:table-cell table:style-name="Tabella1.A2" office:value-type="string">
                  <text:p text:style-name="P13"><text:placeholder text:placeholder-type="text">&lt;halfwork.default_code&gt;</text:placeholder></text:p>
                </table:table-cell>
                <table:table-cell table:style-name="Tabella1.C2" office:value-type="string">
                  <text:p text:style-name="P6"><text:placeholder text:placeholder-type="text">&lt;get_hw(halfwork)[0] &gt;</text:placeholder></text:p>
                </table:table-cell>
                <table:table-cell table:style-name="Tabella1.A2" office:value-type="string">
                  <text:p text:style-name="P9"><text:placeholder text:placeholder-type="text">&lt;get_hw(halfwork)[1] &gt;</text:placeholder></text:p>
                </table:table-cell>
                <table:table-cell table:style-name="Tabella1.E2" office:value-type="string">
                  <table:table table:name="Tabella3" table:style-name="Tabella3">
                    <table:table-column table:style-name="Tabella3.A"/>
                    <table:table-column table:style-name="Tabella3.B"/>
                    <table:table-column table:style-name="Tabella3.C"/>
                    <table:table-column table:style-name="Tabella3.D"/>
                    <table:table-column table:style-name="Tabella3.E"/>
                    <table:table-column table:style-name="Tabella3.F"/>
                    <table:table-row>
                      <table:table-cell table:style-name="Tabella3.A1" table:number-columns-spanned="6" office:value-type="string">
                        <text:p text:style-name="P37"><text:placeholder text:placeholder-type="text">&lt;for each="cmpt in halfwork.half_bom_ids"&gt;</text:placeholder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la3.A2" office:value-type="string">
                        <text:p text:style-name="P19"><text:placeholder text:placeholder-type="text">&lt;cmpt.product_qty&gt;</text:placeholder></text:p>
                      </table:table-cell>
                      <table:table-cell table:style-name="Tabella3.A2" office:value-type="string">
                        <text:p text:style-name="P13"><text:placeholder text:placeholder-type="text">&lt;cmpt.product_id.default_code&gt;</text:placeholder></text:p>
                      </table:table-cell>
                      <table:table-cell table:style-name="Tabella3.C2" office:value-type="string">
                        <text:p text:style-name="P7"><text:placeholder text:placeholder-type="text">&lt;get_hw(halfwork)[0]  * cmpt.product_qty&gt;</text:placeholder></text:p>
                      </table:table-cell>
                      <table:table-cell table:style-name="Tabella3.A2" office:value-type="string">
                        <text:p text:style-name="P8"><text:placeholder text:placeholder-type="text">&lt;cmpt.product_id.mx_net_qty&gt;</text:placeholder></text:p>
                      </table:table-cell>
                      <table:table-cell table:style-name="Tabella3.A2" office:value-type="string">
                        <text:p text:style-name="P8"><text:placeholder text:placeholder-type="text">&lt;cmpt.product_id.mx_of_in&gt;</text:placeholder></text:p>
                      </table:table-cell>
                      <table:table-cell table:style-name="Tabella3.F2" office:value-type="string">
                        <text:p text:style-name="P10"><text:placeholder text:placeholder-type="text">&lt;(get_hw(halfwork)[0]  * cmpt.product_qty) - cmpt.product_id.mx_net_qty - cmpt.product_id.mx_of_in&gt;</text:placeholder></text:p>
                      </table:table-cell>
                    </table:table-row>
                    <table:table-row>
                      <table:table-cell table:style-name="Tabella3.A3" table:number-columns-spanned="6" office:value-type="string">
                        <text:p text:style-name="P16"><text:placeholder text:placeholder-type="text">&lt;/for&gt;</text:placeholder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</table:table>
                  <text:p text:style-name="P17"/>
                </table:table-cell>
              </table:table-row>
              <table:table-row>
                <table:table-cell table:style-name="Tabella1.A2" table:number-columns-spanned="4" office:value-type="string">
                  <text:p text:style-name="P15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table-cell table:style-name="Tabella1.E3" office:value-type="string">
                  <text:p text:style-name="P25"/>
                </table:table-cell>
              </table:table-row>
            </table:table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6" office:value-type="string">
            <text:p text:style-name="P2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componente avrà gli stessi dati ovunque si trovi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3T18:28:03.454871383</dc:date>
    <dc:creator>thebrush </dc:creator>
    <meta:editing-duration>PT18H43M58S</meta:editing-duration>
    <meta:editing-cycles>162</meta:editing-cycles>
    <meta:document-statistic meta:table-count="3" meta:image-count="4" meta:object-count="0" meta:page-count="1" meta:paragraph-count="45" meta:word-count="118" meta:character-count="1083" meta:non-whitespace-character-count="962"/>
  </office:meta>
</office:document-meta>
</file>